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weight="bold" style:font-weight-asian="bold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st Dit Valg</text:span></text:p>
      <text:p text:style-name="Standard">Resultat: <text:span text:style-name="T2">Test Dit Valg<text:line-break/></text:span><text:line-break/>Her kan du se hvilke partier du er mest enig med</text:p>
      <text:p text:style-name="Standard"><text:line-break/>17 ”enig” <text:s/>C - Det Konservative Folkeparti <text:s/>(http://www.konservative.dk/)<text:line-break/><text:line-break/>12 ”enig” <text:s/>I - Liberal Alliance <text:s/>(https://www.liberalalliance.dk/)<text:line-break/><text:line-break/>7 ”enig” <text:s/>V - Venstre <text:s/>(http://www.venstre.dk/)<text:line-break/><text:line-break/>3 ”enig” <text:s/>O - Dansk Folkeparti <text:s/>(http://www.danskfolkeparti.dk/)<text:line-break/><text:line-break/>1 ”enig” <text:s/>B - Det Radikale Venstre <text:s/>(https://www.radikale.dk/)<text:line-break/><text:line-break/>1 ”enig” <text:s/>K - Kristendemokraterne <text:s/>(http://kd.dk/)<text:line-break/><text:line-break/>0 ”enig” <text:s/>A - Socialdemokratiet <text:s/>(http://socialdemokraterne.dk/)<text:line-break/><text:line-break/>0 ”enig” <text:s/>F - SF / Socialistisk Folkeparti <text:s/>(http://sf.dk/)<text:line-break/><text:line-break/>0 ”enig” <text:s/>Ø - Enhedslisten <text:s/>(http://enhedslisten.dk/)<text:line-break/><text:line-break/>0 ”enig” <text:s/>Å – Alternativet <text:s/>(<text:bookmark text:name="_GoBack"/>http://alternativet.dk/) </text:p>
      <text:p text:style-name="Standard"/>
      <text:p text:style-name="Standard">Se dine svar fordelt på politikområde og underliggende emner:</text:p>
      <text:p text:style-name="Standard"><text:span text:style-name="T3">Arbejdsmarked</text:span></text:p>
      <text:p text:style-name="Standard"><text:span text:style-name="T2">Dagpenge</text:span></text:p>
      <text:p text:style-name="Standard">O - Dansk Folkeparti <text:s text:c="5"/>” En dagpengeperiode på 2 år…”</text:p>
      <text:p text:style-name="Standard">V - Venstre <text:s text:c="3"/>” Vi støtter dagpengereformen, men…”</text:p>
      <text:p text:style-name="Standard"><text:span text:style-name="T3">Bolig</text:span></text:p>
      <text:p text:style-name="Standard"><text:span text:style-name="T2">Lejeloven</text:span></text:p>
      <text:p text:style-name="Standard">B - Det Radikale Venstre <text:s text:c="4"/>” Vi vil arbejde for, at…”<text:line-break/></text:p>
      <text:p text:style-name="Standard"><text:s text:c="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da" fo:country="DK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11in" loext:contextual-spacing="false" fo:line-height="107%"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Calibri" fo:font-size="11pt" fo:language="da" fo:country="DK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1.1811in" fo:margin-left="0.7874in" fo:margin-right="0.7874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lrik Hermansen</meta:initial-creator>
    <dc:creator>Ulrik Hermansen</dc:creator>
    <meta:editing-cycles>5</meta:editing-cycles>
    <meta:creation-date>2015-05-28T13:23:00</meta:creation-date>
    <dc:date>2015-05-29T14:19:00</dc:date>
    <meta:editing-duration>PT3M16S</meta:editing-duration>
    <meta:generator>LibreOffice/4.3.7.2$Linux_X86_64 LibreOffice_project/430$Build-2</meta:generator>
    <meta:document-statistic meta:table-count="0" meta:image-count="0" meta:object-count="0" meta:page-count="1" meta:paragraph-count="12" meta:word-count="128" meta:character-count="960" meta:non-whitespace-character-count="79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